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2f52" officeooo:paragraph-rsid="00082f52"/>
    </style:style>
    <style:style style:name="P2" style:family="paragraph" style:parent-style-name="Standard">
      <style:text-properties officeooo:rsid="000973e5" officeooo:paragraph-rsid="000973e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lder fixitnow</text:p>
      <text:p text:style-name="P2">virtualenv finvenv</text:p>
      <text:p text:style-name="P2">admin robert</text:p>
      <text:p text:style-name="P2">haslo haslo12345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1:43:39.539713277</meta:creation-date>
    <meta:editing-duration>PT18H29M12S</meta:editing-duration>
    <meta:editing-cycles>2</meta:editing-cycles>
    <meta:generator>LibreOffice/6.0.7.3$Linux_X86_64 LibreOffice_project/00m0$Build-3</meta:generator>
    <dc:date>2019-10-09T06:23:29.488324931</dc:date>
    <meta:document-statistic meta:table-count="0" meta:image-count="0" meta:object-count="0" meta:page-count="1" meta:paragraph-count="4" meta:word-count="8" meta:character-count="61" meta:non-whitespace-character-count="57"/>
  </office:meta>
</office:document-meta>
</file>